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4.842cm"/>
    </style:style>
    <style:style style:name="co4" style:family="table-column">
      <style:table-column-properties fo:break-before="auto" style:column-width="8.16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111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1.221cm"/>
    </style:style>
    <style:style style:name="co12" style:family="table-column">
      <style:table-column-properties fo:break-before="auto" style:column-width="10.56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5.65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ngle="90"/>
    </style:style>
    <style:style style:name="ce2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5" table:default-cell-style-name="ce2"/>
        <table:table-column table:style-name="co8" table:default-cell-style-name="Default"/>
        <table:table-column table:style-name="co6" table:default-cell-style-name="ce2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# CI-Parameter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cmd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msg type: 1=BROAD, 2=MM, 3=MS</text:p>
          </table:table-cell>
          <table:table-cell table:style-name="ce1" office:value-type="string">
            <text:p>ZZ</text:p>
          </table:table-cell>
          <table:table-cell table:style-name="ce1" office:value-type="string">
            <text:p>PBSB</text:p>
          </table:table-cell>
          <table:table-cell table:style-name="ce1" office:value-type="string">
            <text:p>NN</text:p>
          </table:table-cell>
          <table:table-cell table:style-name="ce1" office:value-type="string">
            <text:p>D1D2D3</text:p>
          </table:table-cell>
          <table:table-cell table:style-name="ce1" office:value-type="string">
            <text:p>data len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???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ydraulic</text:p>
          </table:table-cell>
          <table:table-cell office:value-type="string">
            <text:p>Hydraulikschema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9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6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 1 Start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4300</text:p>
          </table:table-cell>
          <table:table-cell office:value-type="string">
            <text:p>12</text:p>
          </table:table-cell>
          <table:table-cell table:style-name="Default"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office:value-type="string">
            <text:p>Prüfen → d1b: st1,sm1,sj1,st2,sm2,sj2,et1,em1,ej1,et2,em2,ej2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2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assword_pin1</text:p>
          </table:table-cell>
          <table:table-cell office:value-type="string">
            <text:p>Passwort Konfiguration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C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???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set_temp</text:p>
          </table:table-cell>
          <table:table-cell office:value-type="string">
            <text:p>Heizkreis2-Solltemperatu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5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flow_temp</text:p>
          </table:table-cell>
          <table:table-cell office:value-type="string">
            <text:p>Heizkreis2-Vorlauftemperatu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2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4D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4C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F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D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min</text:p>
          </table:table-cell>
          <table:table-cell office:value-type="string">
            <text:p>FIXME:telegram/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E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3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5C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 Übertragswert Energieertra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6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mode</text:p>
          </table:table-cell>
          <table:table-cell office:value-type="string">
            <text:p>aktueller Betriebsstatus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7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CI-Parameter - Energie Ertrag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act</text:p>
          </table:table-cell>
          <table:table-cell office:value-type="string">
            <text:p>Energie Janua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last</text:p>
          </table:table-cell>
          <table:table-cell office:value-type="string">
            <text:p>Energie Janua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act</text:p>
          </table:table-cell>
          <table:table-cell office:value-type="string">
            <text:p>Energie Februa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0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last</text:p>
          </table:table-cell>
          <table:table-cell office:value-type="string">
            <text:p>Energie Februa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0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act</text:p>
          </table:table-cell>
          <table:table-cell office:value-type="string">
            <text:p>Energie März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1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last</text:p>
          </table:table-cell>
          <table:table-cell office:value-type="string">
            <text:p>Energie März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1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act</text:p>
          </table:table-cell>
          <table:table-cell office:value-type="string">
            <text:p>Energie April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1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last</text:p>
          </table:table-cell>
          <table:table-cell office:value-type="string">
            <text:p>Energie April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1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act</text:p>
          </table:table-cell>
          <table:table-cell office:value-type="string">
            <text:p>Energie Mai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2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last</text:p>
          </table:table-cell>
          <table:table-cell office:value-type="string">
            <text:p>Energie Mai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2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act</text:p>
          </table:table-cell>
          <table:table-cell office:value-type="string">
            <text:p>Energie Juni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2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last</text:p>
          </table:table-cell>
          <table:table-cell office:value-type="string">
            <text:p>Energie Juni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2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act</text:p>
          </table:table-cell>
          <table:table-cell office:value-type="string">
            <text:p>Energie Juli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3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last</text:p>
          </table:table-cell>
          <table:table-cell office:value-type="string">
            <text:p>Energie Juli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3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act</text:p>
          </table:table-cell>
          <table:table-cell office:value-type="string">
            <text:p>Energie August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3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last</text:p>
          </table:table-cell>
          <table:table-cell office:value-type="string">
            <text:p>Energie August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3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act</text:p>
          </table:table-cell>
          <table:table-cell office:value-type="string">
            <text:p>Energie Septembe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4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last</text:p>
          </table:table-cell>
          <table:table-cell office:value-type="string">
            <text:p>Energie Septembe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4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act</text:p>
          </table:table-cell>
          <table:table-cell office:value-type="string">
            <text:p>Energie Oktobe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4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last</text:p>
          </table:table-cell>
          <table:table-cell office:value-type="string">
            <text:p>Energie Oktobe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4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act</text:p>
          </table:table-cell>
          <table:table-cell office:value-type="string">
            <text:p>Energie Novembe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5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last</text:p>
          </table:table-cell>
          <table:table-cell office:value-type="string">
            <text:p>Energie Novembe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5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act</text:p>
          </table:table-cell>
          <table:table-cell office:value-type="string">
            <text:p>Energie Dezembe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5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last</text:p>
          </table:table-cell>
          <table:table-cell office:value-type="string">
            <text:p>Energie Dezembe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5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# AMU Waermepump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date</text:p>
          </table:table-cell>
          <table:table-cell office:value-type="string">
            <text:p>Datum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900</text:p>
          </table:table-cell>
          <table:table-cell office:value-type="string">
            <text:p>3</text:p>
          </table:table-cell>
          <table:table-cell table:style-name="Default" office:value-type="string">
            <text:p>1,2,3</text:p>
          </table:table-cell>
          <table:table-cell office:value-type="string">
            <text:p>???</text:p>
          </table:table-cell>
          <table:table-cell table:style-name="Default" office:value-type="string">
            <text:p>-</text:p>
          </table:table-cell>
          <table:table-cell office:value-type="string">
            <text:p>d.m.y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eekday</text:p>
          </table:table-cell>
          <table:table-cell office:value-type="string">
            <text:p>Wochenta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A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Mo=0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time</text:p>
          </table:table-cell>
          <table:table-cell office:value-type="string">
            <text:p>Zei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800</text:p>
          </table:table-cell>
          <table:table-cell office:value-type="string">
            <text:p>3</text:p>
          </table:table-cell>
          <table:table-cell table:style-name="Default" office:value-type="string">
            <text:p>1,2,3</text:p>
          </table:table-cell>
          <table:table-cell office:value-type="string">
            <text:p>???</text:p>
          </table:table-cell>
          <table:table-cell table:style-name="Default" office:value-type="string">
            <text:p>-</text:p>
          </table:table-cell>
          <table:table-cell office:value-type="string">
            <text:p>s.m.h</text:p>
          </table:table-cell>
          <table:table-cell office:value-type="string">
            <text:p>FIY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p_stat</text:p>
          </table:table-cell>
          <table:table-cell office:value-type="string">
            <text:p>Waermepumpen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D0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lock_time</text:p>
          </table:table-cell>
          <table:table-cell office:value-type="string">
            <text:p>Kompressorsperrzei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501</text:p>
          </table:table-cell>
          <table:table-cell office:value-type="string">
            <text:p>4</text:p>
          </table:table-cell>
          <table:table-cell table:style-name="Default" office:value-type="string">
            <text:p>?</text:p>
          </table:table-cell>
          <table:table-cell office:value-type="string">
            <text:p>???</text:p>
          </table:table-cell>
          <table:table-cell table:style-name="Default" office:value-type="string">
            <text:p>-</text:p>
          </table:table-cell>
          <table:table-cell office:value-type="string">
            <text:p>min</text:p>
          </table:table-cell>
          <table:table-cell office:value-type="string">
            <text:p>FIY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avail</text:p>
          </table:table-cell>
          <table:table-cell office:value-type="string">
            <text:p>Zusatzheizung vorhanden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2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5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 – Hysteres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E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 – Verzögerung Hysterese 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E0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 – EnergieIntegral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F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°min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 – Heiz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3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 – WarmWasse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4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<text:s text:c="8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 – Hysteres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D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C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°min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 – Starts pro Stund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4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3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 – zul. Spreiz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E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 – Einfrierschutz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A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 – Vorlaufzeit Quellenpump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6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???</text:p>
          </table:table-cell>
          <table:table-cell table:style-name="Default" office:value-type="string">
            <text:p>-</text:p>
          </table:table-cell>
          <table:table-cell office:value-type="string">
            <text:p>min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# <text:s text:c="3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bcderne Heizkreispumpe (Minuten)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9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80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ss</text:p>
          </table:table-cell>
          <table:table-cell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heating</text:p>
          </table:table-cell>
          <table:table-cell office:value-type="string">
            <text:p>Kompressorlaufzeit Heiz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B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water</text:p>
          </table:table-cell>
          <table:table-cell office:value-type="string">
            <text:p>Kompressorlaufzeit WW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C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sum</text:p>
          </table:table-cell>
          <table:table-cell office:value-type="string">
            <text:p>Kompressorlaufzeit gesam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A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s</text:p>
          </table:table-cell>
          <table:table-cell office:value-type="string">
            <text:p>Kompressorstart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9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sum</text:p>
          </table:table-cell>
          <table:table-cell office:value-type="string">
            <text:p>Zusatzheizung gesam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1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heating</text:p>
          </table:table-cell>
          <table:table-cell office:value-type="string">
            <text:p>Zusatzheizung Heizen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2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water</text:p>
          </table:table-cell>
          <table:table-cell office:value-type="string">
            <text:p>Zusatzheizung WW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3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starts</text:p>
          </table:table-cell>
          <table:table-cell office:value-type="string">
            <text:p>Zusatzheizung Start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3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<text:s text:c="7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4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cooling_h</text:p>
          </table:table-cell>
          <table:table-cell office:value-type="string">
            <text:p>Solepumpenlaufzeit Kühlbetrieb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D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h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# <text:s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6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3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7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???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8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???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4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stat</text:p>
          </table:table-cell>
          <table:table-cell office:value-type="string">
            <text:p>Hocheffizenzpumpen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8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</text:p>
          </table:table-cell>
          <table:table-cell office:value-type="string">
            <text:p>Hocheffizienzpumpengeschw. %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C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E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E3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Messwert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yield_sum</text:p>
          </table:table-cell>
          <table:table-cell office:value-type="string">
            <text:p>Energieertra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C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_temp</text:p>
          </table:table-cell>
          <table:table-cell office:value-type="string">
            <text:p>Quellentempera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F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_stat</text:p>
          </table:table-cell>
          <table:table-cell office:value-type="string">
            <text:p>Quellentemperatur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F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_temp</text:p>
          </table:table-cell>
          <table:table-cell office:value-type="string">
            <text:p>Austrittstempera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8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_stat</text:p>
          </table:table-cell>
          <table:table-cell office:value-type="string">
            <text:p>Austrittstemperatur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8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</text:p>
          </table:table-cell>
          <table:table-cell office:value-type="string">
            <text:p>Druck Wärmequell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6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0.256</text:p>
          </table:table-cell>
          <table:table-cell office:value-type="string">
            <text:p>bar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tat</text:p>
          </table:table-cell>
          <table:table-cell office:value-type="string">
            <text:p>Status Quellenpumpe I/O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9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witch</text:p>
          </table:table-cell>
          <table:table-cell office:value-type="string">
            <text:p>Soledruckschalte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6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</text:p>
          </table:table-cell>
          <table:table-cell office:value-type="string">
            <text:p>Hochdruck Kältekrei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4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0.256</text:p>
          </table:table-cell>
          <table:table-cell office:value-type="string">
            <text:p>bar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_stat</text:p>
          </table:table-cell>
          <table:table-cell office:value-type="string">
            <text:p>Hochdruck Kältekreis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4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</text:p>
          </table:table-cell>
          <table:table-cell office:value-type="string">
            <text:p>Niederdruck Kältekrei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5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0.256</text:p>
          </table:table-cell>
          <table:table-cell office:value-type="string">
            <text:p>bar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_stat</text:p>
          </table:table-cell>
          <table:table-cell office:value-type="string">
            <text:p>Niederdruck Kältekreis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5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overheat_temp</text:p>
          </table:table-cell>
          <table:table-cell office:value-type="string">
            <text:p>Überhitz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D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undercool_temp</text:p>
          </table:table-cell>
          <table:table-cell office:value-type="string">
            <text:p>Unterkühl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E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EI_current</text:p>
          </table:table-cell>
          <table:table-cell office:value-type="string">
            <text:p>Energiebcdegral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0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temp</text:p>
          </table:table-cell>
          <table:table-cell office:value-type="string">
            <text:p>Kompressortemperatur Ebcd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2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stat</text:p>
          </table:table-cell>
          <table:table-cell office:value-type="string">
            <text:p>Kompressortemperatur Ebcdritt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2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temp</text:p>
          </table:table-cell>
          <table:table-cell office:value-type="string">
            <text:p>Kompressortemperatur Aust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404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stat</text:p>
          </table:table-cell>
          <table:table-cell office:value-type="string">
            <text:p>Kompressortemperatur Austritt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4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in_temp</text:p>
          </table:table-cell>
          <table:table-cell office:value-type="string">
            <text:p>TEV-Ebcd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D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stat</text:p>
          </table:table-cell>
          <table:table-cell office:value-type="string">
            <text:p>TEV-Ebcdritt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D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restostate</text:p>
          </table:table-cell>
          <table:table-cell office:value-type="string">
            <text:p>Prestostat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5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o</text:p>
          </table:table-cell>
          <table:table-cell office:value-type="string">
            <text:p>Status kompresseor I/O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D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io</text:p>
          </table:table-cell>
          <table:table-cell office:value-type="string">
            <text:p>Status Zusatzheizung I/O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5F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temp</text:p>
          </table:table-cell>
          <table:table-cell office:value-type="string">
            <text:p>Vorlauftemperatur T6 (bcdern)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9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stat</text:p>
          </table:table-cell>
          <table:table-cell office:value-type="string">
            <text:p>Vorlauftemperatur T6 (bcdern)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9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temp</text:p>
          </table:table-cell>
          <table:table-cell office:value-type="string">
            <text:p>Rücklauftemperatur T5 (bcdern)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A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stat</text:p>
          </table:table-cell>
          <table:table-cell office:value-type="string">
            <text:p>Rücklauftemperatur T5 (bcdern)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A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</text:p>
          </table:table-cell>
          <table:table-cell office:value-type="string">
            <text:p>Heizanlagendruck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2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0.256</text:p>
          </table:table-cell>
          <table:table-cell office:value-type="string">
            <text:p>bar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_stat</text:p>
          </table:table-cell>
          <table:table-cell office:value-type="string">
            <text:p>Heizanlagendruck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2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ump_io</text:p>
          </table:table-cell>
          <table:table-cell office:value-type="string">
            <text:p>Status Heizkreispumpe I/O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7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temp</text:p>
          </table:table-cell>
          <table:table-cell office:value-type="string">
            <text:p>Vorlauftemperatur VF1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1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stat</text:p>
          </table:table-cell>
          <table:table-cell office:value-type="string">
            <text:p>Vorlauftemperatur VF1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1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temp</text:p>
          </table:table-cell>
          <table:table-cell office:value-type="string">
            <text:p>Rücklauftemperatur RF1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7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stat</text:p>
          </table:table-cell>
          <table:table-cell office:value-type="string">
            <text:p>Rücklauftemperatur RF1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7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temp</text:p>
          </table:table-cell>
          <table:table-cell office:value-type="string">
            <text:p>Vorlauftemperatur VF2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3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stat</text:p>
          </table:table-cell>
          <table:table-cell office:value-type="string">
            <text:p>Vorlauftemperatur VF2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3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mixer_stat</text:p>
          </table:table-cell>
          <table:table-cell office:value-type="string">
            <text:p>Mischer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E00</text:p>
          </table:table-cell>
          <table:table-cell table:number-columns-repeated="2" office:value-type="string">
            <text:p>1</text:p>
          </table:table-cell>
          <table:table-cell office:value-type="string">
            <text:p>???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ump_stat</text:p>
          </table:table-cell>
          <table:table-cell office:value-type="string">
            <text:p>Pumpen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8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# <text:s text:c="6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</text:p>
          </table:table-cell>
          <table:table-cell office:value-type="string">
            <text:p>Speichertempera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0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_stat</text:p>
          </table:table-cell>
          <table:table-cell office:value-type="string">
            <text:p>Speichertemperatur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0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pump_io</text:p>
          </table:table-cell>
          <table:table-cell office:value-type="string">
            <text:p>Status Zirkulationspumpe I/O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C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alve</text:p>
          </table:table-cell>
          <table:table-cell office:value-type="string">
            <text:p>Umschaltventil Heizen/WW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0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once</text:p>
          </table:table-cell>
          <table:table-cell office:value-type="string">
            <text:p>Status 1x ZP-Einga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<text:s text:c="4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ower_bcderrupt</text:p>
          </table:table-cell>
          <table:table-cell office:value-type="string">
            <text:p>Stromunterbrechung 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1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stat</text:p>
          </table:table-cell>
          <table:table-cell office:value-type="string">
            <text:p>Phasen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8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rot_stat</text:p>
          </table:table-cell>
          <table:table-cell office:value-type="string">
            <text:p>Drehfeld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57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urr_limiter</text:p>
          </table:table-cell>
          <table:table-cell office:value-type="string">
            <text:p>Anlaufstrombegrenze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F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at_temp</text:p>
          </table:table-cell>
          <table:table-cell office:value-type="string">
            <text:p>Aussentemper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6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at_stat</text:p>
          </table:table-cell>
          <table:table-cell office:value-type="string">
            <text:p>Aussentempertur Fühler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6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Kalibrierung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 – Aussentempera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3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bcd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D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9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 – WW-Speiche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4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 – Vorlauf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A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 – Rücklauf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B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5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bcd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6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7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 – Puffer RL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4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 – Puffer VL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301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#WW-Kreis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 – Betriebsmodus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 – Solltemperatur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2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 – Min. Temperatur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3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 – Legionellenschutz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40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 – Legionellenschutz Wochentag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C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Mo=0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 – Legionellenschutz Startzeit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7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1.000</text:p>
          </table:table-cell>
          <table:table-cell office:value-type="string">
            <text:p>hh24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layered</text:p>
          </table:table-cell>
          <table:table-cell office:value-type="string">
            <text:p>WW – Pumpe layered tank (Schichtenspeicher) 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1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coyled</text:p>
          </table:table-cell>
          <table:table-cell office:value-type="string">
            <text:p>WW – Pumpe coiled tank (Spirale) 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2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mode</text:p>
          </table:table-cell>
          <table:table-cell office:value-type="string">
            <text:p>WW – Speicher = coiled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D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Heizkreis 2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C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2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3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5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01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6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0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1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8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dd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B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# <text:s text:c="6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C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6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801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7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B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701</text:p>
          </table:table-cell>
          <table:table-cell office:value-type="string">
            <text:p>4</text:p>
          </table:table-cell>
          <table:table-cell table:style-name="Default" office:value-type="string">
            <text:p>?</text:p>
          </table:table-cell>
          <table:table-cell office:value-type="string">
            <text:p>???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3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<text:s text:c="8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9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A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F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0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E1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# Heizkreis 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C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2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3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500</text:p>
          </table:table-cell>
          <table:table-cell office:value-type="string">
            <text:p>2</text:p>
          </table:table-cell>
          <table:table-cell office:value-type="string">
            <text:p>data len</text:p>
          </table:table-cell>
          <table:table-cell office:value-type="string">
            <text:p>d1b</text:p>
          </table:table-cell>
          <table:table-cell office:value-type="string">
            <text:p>0.01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6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0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1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8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dd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B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# <text:s text:c="7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C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6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801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7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B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701</text:p>
          </table:table-cell>
          <table:table-cell office:value-type="string">
            <text:p>4</text:p>
          </table:table-cell>
          <table:table-cell table:style-name="Default" office:value-type="string">
            <text:p>?</text:p>
          </table:table-cell>
          <table:table-cell office:value-type="string">
            <text:p>???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3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<text:s text:c="9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9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A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F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0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E1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# Heizkreis 5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C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2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3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5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01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6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0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1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8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dd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B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# <text:s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C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6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801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7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B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701</text:p>
          </table:table-cell>
          <table:table-cell office:value-type="string">
            <text:p>4</text:p>
          </table:table-cell>
          <table:table-cell table:style-name="Default" office:value-type="string">
            <text:p>?</text:p>
          </table:table-cell>
          <table:table-cell office:value-type="string">
            <text:p>???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3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# <text:s text:c="4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9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A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F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0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E1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.00.0000</text:date>, <text:time style:data-style-name="N2" text:time-value="0000-00-00T23:10: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dc:date>2013-02-10T23:20:54</dc:date>
    <meta:editing-duration>PT6M25S</meta:editing-duration>
    <meta:editing-cycles>4</meta:editing-cycles>
    <meta:document-statistic meta:table-count="1" meta:cell-count="3249" meta:object-count="0"/>
  </office:meta>
</office:document-meta>
</file>